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placeholder text:placeholder-type="text">&lt;if test="company.header"&gt;</text:placeholder></text:p>
        <text:p text:style-name="P1"><text:placeholder text:placeholder-type="text">&lt;company.header&gt;</text:placeholder></text:p>
        <text:p text:style-name="P1"><text:placeholder text:placeholder-type="text">&lt;/if&gt;</text:placeholder></text:p>
        <text:p text:style-name="Header"><text:placeholder text:placeholder-type="text">&lt;company.party.full_name&gt;</text:placeholder></text:p>
        <text:p text:style-name="Header"><text:placeholder text:placeholder-type="text">&lt;if test="company.party.addresses"&gt;</text:placeholder></text:p>
        <text:p text:style-name="Header"><text:placeholder text:placeholder-type="text">&lt;for each="line in company.party.addresses[0].full_address.split('\n')"&gt;</text:placeholder></text:p>
        <text:p text:style-name="Header"><text:placeholder text:placeholder-type="text">&lt;line&gt;</text:placeholder></text:p>
        <text:p text:style-name="Header"><text:placeholder text:placeholder-type="text">&lt;/for&gt;</text:placeholder></text:p>
        <text:p text:style-name="Header"><text:placeholder text:placeholder-type="text">&lt;/if&gt;</text:placeholder></text:p>
      </style:header>
      <style:footer>
        <text:p text:style-name="P2"><text:placeholder text:placeholder-type="text">&lt;if test="company.footer"&gt;</text:placeholder></text:p>
        <text:p text:style-name="P2"><text:placeholder text:placeholder-type="text">&lt;company.footer&gt;</text:placeholder></text:p>
        <text:p text:style-name="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08</meta:creation-date>
    <dc:date>2008-10-22T19:29:4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0" meta:character-count="12"/>
  </office:meta>
</office:document-meta>
</file>